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DayStatus</text:p>
          </table:table-cell>
          <table:table-cell office:value-type="string">
            <text:p>Magician</text:p>
          </table:table-cell>
          <table:table-cell office:value-type="string">
            <text:p>Priestess</text:p>
          </table:table-cell>
          <table:table-cell office:value-type="string">
            <text:p>Empress</text:p>
          </table:table-cell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 office:value-type="string">
            <text:p>Hermit</text:p>
          </table:table-cell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office:value-type="string">
            <text:p>Sun</text:p>
          </table:table-cell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formula="of:=COUNTIF([.D4:.D288]; &quot;&lt;&gt;&quot;&quot;&quot;)" office:value-type="float" office:value="64">
            <text:p>64</text:p>
          </table:table-cell>
          <table:table-cell table:formula="of:=COUNTIF([.E4:.E288]; &quot;&lt;&gt;&quot;&quot;&quot;)" office:value-type="float" office:value="53">
            <text:p>53</text:p>
          </table:table-cell>
          <table:table-cell table:formula="of:=COUNTIF([.F4:.F288]; &quot;&lt;&gt;&quot;&quot;&quot;)" office:value-type="float" office:value="16">
            <text:p>16</text:p>
          </table:table-cell>
          <table:table-cell table:formula="of:=COUNTIF([.G4:.G288]; &quot;&lt;&gt;&quot;&quot;&quot;)" office:value-type="float" office:value="65">
            <text:p>65</text:p>
          </table:table-cell>
          <table:table-cell table:formula="of:=COUNTIF([.H4:.H288]; &quot;&lt;&gt;&quot;&quot;&quot;)" office:value-type="float" office:value="179">
            <text:p>179</text:p>
          </table:table-cell>
          <table:table-cell table:formula="of:=COUNTIF([.I4:.I288]; &quot;&lt;&gt;&quot;&quot;&quot;)" office:value-type="float" office:value="52">
            <text:p>52</text:p>
          </table:table-cell>
          <table:table-cell table:formula="of:=COUNTIF([.J4:.J288]; &quot;&lt;&gt;&quot;&quot;&quot;)" office:value-type="float" office:value="85">
            <text:p>85</text:p>
          </table:table-cell>
          <table:table-cell table:formula="of:=COUNTIF([.K4:.K288]; &quot;&lt;&gt;&quot;&quot;&quot;)" office:value-type="float" office:value="64">
            <text:p>64</text:p>
          </table:table-cell>
          <table:table-cell table:formula="of:=COUNTIF([.L4:.L288]; &quot;&lt;&gt;&quot;&quot;&quot;)" office:value-type="float" office:value="59">
            <text:p>59</text:p>
          </table:table-cell>
          <table:table-cell table:formula="of:=COUNTIF([.M4:.M288]; &quot;&lt;&gt;&quot;&quot;&quot;)" office:value-type="float" office:value="43">
            <text:p>43</text:p>
          </table:table-cell>
          <table:table-cell table:formula="of:=COUNTIF([.N4:.N288]; &quot;&lt;&gt;&quot;&quot;&quot;)" office:value-type="float" office:value="44">
            <text:p>44</text:p>
          </table:table-cell>
          <table:table-cell table:formula="of:=COUNTIF([.O4:.O288]; &quot;&lt;&gt;&quot;&quot;&quot;)" office:value-type="float" office:value="149">
            <text:p>149</text:p>
          </table:table-cell>
          <table:table-cell table:formula="of:=COUNTIF([.P4:.P288]; &quot;&lt;&gt;&quot;&quot;&quot;)" office:value-type="float" office:value="54">
            <text:p>54</text:p>
          </table:table-cell>
          <table:table-cell table:formula="of:=COUNTIF([.Q4:.Q288]; &quot;&lt;&gt;&quot;&quot;&quot;)" office:value-type="float" office:value="137">
            <text:p>137</text:p>
          </table:table-cell>
          <table:table-cell table:formula="of:=COUNTIF([.R4:.R288]; &quot;&lt;&gt;&quot;&quot;&quot;)" office:value-type="float" office:value="86">
            <text:p>86</text:p>
          </table:table-cell>
          <table:table-cell table:formula="of:=COUNTIF([.S4:.S288]; &quot;&lt;&gt;&quot;&quot;&quot;)" office:value-type="float" office:value="182">
            <text:p>182</text:p>
          </table:table-cell>
          <table:table-cell table:formula="of:=COUNTIF([.T4:.T288]; &quot;&lt;&gt;&quot;&quot;&quot;)" office:value-type="float" office:value="19">
            <text:p>19</text:p>
          </table:table-cell>
          <table:table-cell table:formula="of:=COUNTIF([.U4:.U288]; &quot;&lt;&gt;&quot;&quot;&quot;)" office:value-type="float" office:value="16">
            <text:p>16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4-04-21">
            <text:p>21.04.14</text:p>
          </table:table-cell>
          <table:table-cell office:value-type="string">
            <text:p>Di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2">
            <text:p>22.04.14</text:p>
          </table:table-cell>
          <table:table-cell office:value-type="string">
            <text:p>Mi</text:p>
          </table:table-cell>
          <table:table-cell/>
          <table:table-cell office:value-type="string">
            <text:p>Magician</text:p>
          </table:table-cell>
          <table:table-cell table:number-columns-repeated="14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3">
            <text:p>23.04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5"/>
          <table:table-cell office:value-type="string">
            <text:p>Chariot</text:p>
          </table:table-cell>
          <table:table-cell table:number-columns-repeated="8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4">
            <text:p>24.04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number-columns-repeated="5"/>
          <table:table-cell office:value-type="string">
            <text:p>Chariot</text:p>
          </table:table-cell>
          <table:table-cell table:number-columns-repeated="8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5">
            <text:p>25.04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5"/>
          <table:table-cell office:value-type="string">
            <text:p>Strength</text:p>
          </table:table-cell>
          <table:table-cell table:number-columns-repeated="4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6">
            <text:p>26.04.14</text:p>
          </table:table-cell>
          <table:table-cell office:value-type="string">
            <text:p>So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27">
            <text:p>27.04.14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8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8">
            <text:p>28.04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7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29">
            <text:p>29.04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3"/>
          <table:table-cell office:value-type="string">
            <text:p>Hermit</text:p>
          </table:table-cell>
          <table:table-cell/>
          <table:table-cell office:value-type="string">
            <text:p>Strength</text:p>
          </table:table-cell>
          <table:table-cell table:number-columns-repeated="4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4-30">
            <text:p>30.04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7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1">
            <text:p>01.05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02">
            <text:p>02.05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table:number-columns-repeated="4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3">
            <text:p>03.05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5-04">
            <text:p>04.05.14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8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5">
            <text:p>05.05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7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6">
            <text:p>06.05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5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7">
            <text:p>07.05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8">
            <text:p>08.05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number-columns-repeated="2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09">
            <text:p>09.05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10">
            <text:p>10.05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5-11">
            <text:p>11.05.14</text:p>
          </table:table-cell>
          <table:table-cell office:value-type="string">
            <text:p>M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2">
            <text:p>12.05.14</text:p>
          </table:table-cell>
          <table:table-cell office:value-type="string">
            <text:p>D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3">
            <text:p>13.05.14</text:p>
          </table:table-cell>
          <table:table-cell office:value-type="string">
            <text:p>M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4">
            <text:p>14.05.14</text:p>
          </table:table-cell>
          <table:table-cell office:value-type="string">
            <text:p>D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5">
            <text:p>15.05.14</text:p>
          </table:table-cell>
          <table:table-cell office:value-type="string">
            <text:p>Fr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6">
            <text:p>16.05.14</text:p>
          </table:table-cell>
          <table:table-cell office:value-type="string">
            <text:p>Sa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7">
            <text:p>17.05.14</text:p>
          </table:table-cell>
          <table:table-cell office:value-type="string">
            <text:p>S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6"/>
          <table:table-cell/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5-18">
            <text:p>18.05.14</text:p>
          </table:table-cell>
          <table:table-cell office:value-type="string">
            <text:p>M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19">
            <text:p>19.05.14</text:p>
          </table:table-cell>
          <table:table-cell office:value-type="string">
            <text:p>D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20">
            <text:p>20.05.14</text:p>
          </table:table-cell>
          <table:table-cell office:value-type="string">
            <text:p>M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21">
            <text:p>21.05.14</text:p>
          </table:table-cell>
          <table:table-cell office:value-type="string">
            <text:p>D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22">
            <text:p>22.05.14</text:p>
          </table:table-cell>
          <table:table-cell office:value-type="string">
            <text:p>Fr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5-23">
            <text:p>23.05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24">
            <text:p>24.05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5-25">
            <text:p>25.05.14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26">
            <text:p>26.05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27">
            <text:p>27.05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5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28">
            <text:p>28.05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29">
            <text:p>29.05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number-columns-repeated="2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30">
            <text:p>30.05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5-31">
            <text:p>31.05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6-01">
            <text:p>01.06.14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2">
            <text:p>02.06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3">
            <text:p>03.06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5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4">
            <text:p>04.06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5">
            <text:p>05.06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number-columns-repeated="2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6">
            <text:p>06.06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7">
            <text:p>07.06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6-08">
            <text:p>08.06.14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09">
            <text:p>09.06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0">
            <text:p>10.06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5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1">
            <text:p>11.06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2">
            <text:p>12.06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number-columns-repeated="2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3">
            <text:p>13.06.14</text:p>
          </table:table-cell>
          <table:table-cell office:value-type="string">
            <text:p>Sa</text:p>
          </table:table-cell>
          <table:table-cell table:number-columns-repeated="5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4">
            <text:p>14.06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6-15">
            <text:p>15.06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6">
            <text:p>16.06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 table:number-columns-repeated="3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7">
            <text:p>17.06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4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8">
            <text:p>18.06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19">
            <text:p>19.06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0">
            <text:p>20.06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6-21">
            <text:p>21.06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6-22">
            <text:p>22.06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3">
            <text:p>23.06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4">
            <text:p>24.06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4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5">
            <text:p>25.06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6">
            <text:p>26.06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7">
            <text:p>27.06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28">
            <text:p>28.06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6-29">
            <text:p>29.06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6-30">
            <text:p>30.06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1">
            <text:p>01.07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table:number-columns-repeated="4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2">
            <text:p>02.07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3">
            <text:p>03.07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4">
            <text:p>04.07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table:number-columns-repeated="2"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5">
            <text:p>05.07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7-06">
            <text:p>06.07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07">
            <text:p>07.07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08">
            <text:p>08.07.14</text:p>
          </table:table-cell>
          <table:table-cell office:value-type="string">
            <text:p>M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09">
            <text:p>09.07.14</text:p>
          </table:table-cell>
          <table:table-cell office:value-type="string">
            <text:p>D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10">
            <text:p>10.07.14</text:p>
          </table:table-cell>
          <table:table-cell office:value-type="string">
            <text:p>Fr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11">
            <text:p>11.07.14</text:p>
          </table:table-cell>
          <table:table-cell office:value-type="string">
            <text:p>Sa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12">
            <text:p>12.07.14</text:p>
          </table:table-cell>
          <table:table-cell office:value-type="string">
            <text:p>S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6"/>
          <table:table-cell/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13">
            <text:p>13.07.14</text:p>
          </table:table-cell>
          <table:table-cell office:value-type="string">
            <text:p>M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7-14">
            <text:p>14.07.14</text:p>
          </table:table-cell>
          <table:table-cell office:value-type="string">
            <text:p>D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15">
            <text:p>15.07.14</text:p>
          </table:table-cell>
          <table:table-cell office:value-type="string">
            <text:p>M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16">
            <text:p>16.07.14</text:p>
          </table:table-cell>
          <table:table-cell office:value-type="string">
            <text:p>D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17">
            <text:p>17.07.14</text:p>
          </table:table-cell>
          <table:table-cell office:value-type="string">
            <text:p>Fr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18">
            <text:p>18.07.14</text:p>
          </table:table-cell>
          <table:table-cell office:value-type="string">
            <text:p>Sa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19">
            <text:p>19.07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7-20">
            <text:p>20.07.14</text:p>
          </table:table-cell>
          <table:table-cell office:value-type="string">
            <text:p>Mo</text:p>
          </table:table-cell>
          <table:table-cell office:value-type="string">
            <text:p>Event</text:p>
          </table:table-cell>
          <table:table-cell table:style-name="ce1" table:number-columns-repeated="11"/>
          <table:table-cell office:value-type="string">
            <text:p>Hanged Man</text:p>
          </table:table-cell>
          <table:table-cell table:style-name="ce1" table:number-columns-repeated="8"/>
          <table:table-cell table:number-columns-repeated="1001"/>
        </table:table-row>
        <table:table-row table:style-name="ro1">
          <table:table-cell table:style-name="ce1" office:value-type="date" office:date-value="2014-07-21">
            <text:p>21.07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11"/>
          <table:table-cell office:value-type="string">
            <text:p>Hanged Man</text:p>
          </table:table-cell>
          <table:table-cell table:style-name="ce1" table:number-columns-repeated="8"/>
          <table:table-cell table:number-columns-repeated="1001"/>
        </table:table-row>
        <table:table-row table:style-name="ro1">
          <table:table-cell table:style-name="ce1" office:value-type="date" office:date-value="2014-07-22">
            <text:p>22.07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11"/>
          <table:table-cell office:value-type="string">
            <text:p>Hanged Man</text:p>
          </table:table-cell>
          <table:table-cell table:style-name="ce1" table:number-columns-repeated="8"/>
          <table:table-cell table:number-columns-repeated="1001"/>
        </table:table-row>
        <table:table-row table:style-name="ro1">
          <table:table-cell table:style-name="ce1" office:value-type="date" office:date-value="2014-07-23">
            <text:p>23.07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11"/>
          <table:table-cell office:value-type="string">
            <text:p>Hanged Man</text:p>
          </table:table-cell>
          <table:table-cell table:style-name="ce1" table:number-columns-repeated="8"/>
          <table:table-cell table:number-columns-repeated="1001"/>
        </table:table-row>
        <table:table-row table:style-name="ro1">
          <table:table-cell table:style-name="ce1" office:value-type="date" office:date-value="2014-07-24">
            <text:p>24.07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table:number-columns-repeated="2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25">
            <text:p>25.07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table:number-columns-repeated="3"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7-26">
            <text:p>26.07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4-07-27">
            <text:p>27.07.14</text:p>
          </table:table-cell>
          <table:table-cell office:value-type="string">
            <text:p>M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28">
            <text:p>28.07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29">
            <text:p>29.07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30">
            <text:p>30.07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7-31">
            <text:p>31.07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01">
            <text:p>01.08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02">
            <text:p>02.08.14</text:p>
          </table:table-cell>
          <table:table-cell office:value-type="string">
            <text:p>S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03">
            <text:p>03.08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04">
            <text:p>04.08.14</text:p>
          </table:table-cell>
          <table:table-cell office:value-type="string">
            <text:p>D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05">
            <text:p>05.08.14</text:p>
          </table:table-cell>
          <table:table-cell office:value-type="string">
            <text:p>M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06">
            <text:p>06.08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07">
            <text:p>07.08.14</text:p>
          </table:table-cell>
          <table:table-cell office:value-type="string">
            <text:p>Fr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08">
            <text:p>08.08.14</text:p>
          </table:table-cell>
          <table:table-cell office:value-type="string">
            <text:p>Sa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09">
            <text:p>09.08.14</text:p>
          </table:table-cell>
          <table:table-cell office:value-type="string">
            <text:p>So</text:p>
          </table:table-cell>
          <table:table-cell office:value-type="string">
            <text:p>Holiday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10">
            <text:p>10.08.14</text:p>
          </table:table-cell>
          <table:table-cell office:value-type="string">
            <text:p>M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1">
            <text:p>11.08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2">
            <text:p>12.08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3">
            <text:p>13.08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4">
            <text:p>14.08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5">
            <text:p>15.08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6">
            <text:p>16.08.14</text:p>
          </table:table-cell>
          <table:table-cell office:value-type="string">
            <text:p>S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17">
            <text:p>17.08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18">
            <text:p>18.08.14</text:p>
          </table:table-cell>
          <table:table-cell office:value-type="string">
            <text:p>D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19">
            <text:p>19.08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20">
            <text:p>20.08.14</text:p>
          </table:table-cell>
          <table:table-cell office:value-type="string">
            <text:p>D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1">
            <text:p>21.08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22">
            <text:p>22.08.14</text:p>
          </table:table-cell>
          <table:table-cell office:value-type="string">
            <text:p>Sa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3">
            <text:p>23.08.14</text:p>
          </table:table-cell>
          <table:table-cell office:value-type="string">
            <text:p>S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24">
            <text:p>24.08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5">
            <text:p>25.08.14</text:p>
          </table:table-cell>
          <table:table-cell office:value-type="string">
            <text:p>D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6">
            <text:p>26.08.14</text:p>
          </table:table-cell>
          <table:table-cell office:value-type="string">
            <text:p>M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7">
            <text:p>27.08.14</text:p>
          </table:table-cell>
          <table:table-cell office:value-type="string">
            <text:p>D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8">
            <text:p>28.08.14</text:p>
          </table:table-cell>
          <table:table-cell office:value-type="string">
            <text:p>Fr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29">
            <text:p>29.08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8-30">
            <text:p>30.08.14</text:p>
          </table:table-cell>
          <table:table-cell office:value-type="string">
            <text:p>So</text:p>
          </table:table-cell>
          <table:table-cell office:value-type="string">
            <text:p>Holiday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8-31">
            <text:p>31.08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09-01">
            <text:p>01.09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02">
            <text:p>02.09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9-03">
            <text:p>03.09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04">
            <text:p>04.09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05">
            <text:p>05.09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9-06">
            <text:p>06.09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09-07">
            <text:p>07.09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08">
            <text:p>08.09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09">
            <text:p>09.09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0">
            <text:p>10.09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1">
            <text:p>11.09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2">
            <text:p>12.09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3">
            <text:p>13.09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09-14">
            <text:p>14.09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5">
            <text:p>15.09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6">
            <text:p>16.09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7">
            <text:p>17.09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18">
            <text:p>18.09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9-19">
            <text:p>19.09.14</text:p>
          </table:table-cell>
          <table:table-cell office:value-type="string">
            <text:p>Sa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9-20">
            <text:p>20.09.14</text:p>
          </table:table-cell>
          <table:table-cell office:value-type="string">
            <text:p>S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09-21">
            <text:p>21.09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2">
            <text:p>22.09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3">
            <text:p>23.09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4">
            <text:p>24.09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5">
            <text:p>25.09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6">
            <text:p>26.09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7">
            <text:p>27.09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09-28">
            <text:p>28.09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29">
            <text:p>29.09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09-30">
            <text:p>30.09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01">
            <text:p>01.10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02">
            <text:p>02.10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03">
            <text:p>03.10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04">
            <text:p>04.10.14</text:p>
          </table:table-cell>
          <table:table-cell office:value-type="string">
            <text:p>S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05">
            <text:p>05.10.14</text:p>
          </table:table-cell>
          <table:table-cell office:value-type="string">
            <text:p>M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06">
            <text:p>06.10.14</text:p>
          </table:table-cell>
          <table:table-cell office:value-type="string">
            <text:p>D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07">
            <text:p>07.10.14</text:p>
          </table:table-cell>
          <table:table-cell office:value-type="string">
            <text:p>M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08">
            <text:p>08.10.14</text:p>
          </table:table-cell>
          <table:table-cell office:value-type="string">
            <text:p>D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09">
            <text:p>09.10.14</text:p>
          </table:table-cell>
          <table:table-cell office:value-type="string">
            <text:p>Fr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10">
            <text:p>10.10.14</text:p>
          </table:table-cell>
          <table:table-cell office:value-type="string">
            <text:p>Sa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11">
            <text:p>11.10.14</text:p>
          </table:table-cell>
          <table:table-cell office:value-type="string">
            <text:p>S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office:value-type="string">
            <text:p>Sun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office:value-type="date" office:date-value="2014-10-12">
            <text:p>12.10.14</text:p>
          </table:table-cell>
          <table:table-cell office:value-type="string">
            <text:p>M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0-13">
            <text:p>13.10.14</text:p>
          </table:table-cell>
          <table:table-cell office:value-type="string">
            <text:p>D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14">
            <text:p>14.10.14</text:p>
          </table:table-cell>
          <table:table-cell office:value-type="string">
            <text:p>M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15">
            <text:p>15.10.14</text:p>
          </table:table-cell>
          <table:table-cell office:value-type="string">
            <text:p>D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16">
            <text:p>16.10.14</text:p>
          </table:table-cell>
          <table:table-cell office:value-type="string">
            <text:p>Fr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0-17">
            <text:p>17.10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18">
            <text:p>18.10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0-19">
            <text:p>19.10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0">
            <text:p>20.10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1">
            <text:p>21.10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2">
            <text:p>22.10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3">
            <text:p>23.10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4">
            <text:p>24.10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5">
            <text:p>25.10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0-26">
            <text:p>26.10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7">
            <text:p>27.10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8">
            <text:p>28.10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29">
            <text:p>29.10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30">
            <text:p>30.10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0-31">
            <text:p>31.10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01">
            <text:p>01.11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1-02">
            <text:p>02.11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03">
            <text:p>03.11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04">
            <text:p>04.11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05">
            <text:p>05.11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06">
            <text:p>06.11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07">
            <text:p>07.11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08">
            <text:p>08.11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1-09">
            <text:p>09.11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0">
            <text:p>10.11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1">
            <text:p>11.11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2">
            <text:p>12.11.14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 table:number-columns-repeated="3"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3">
            <text:p>13.11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4">
            <text:p>14.11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table:number-columns-repeated="2"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5">
            <text:p>15.11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1-16">
            <text:p>16.11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17">
            <text:p>17.11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18">
            <text:p>18.11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19">
            <text:p>19.11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0">
            <text:p>20.11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1">
            <text:p>21.11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22">
            <text:p>22.11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1-23">
            <text:p>23.11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8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1-24">
            <text:p>24.11.14</text:p>
          </table:table-cell>
          <table:table-cell office:value-type="string">
            <text:p>D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5">
            <text:p>25.11.14</text:p>
          </table:table-cell>
          <table:table-cell office:value-type="string">
            <text:p>Mi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6">
            <text:p>26.11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7">
            <text:p>27.11.14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1-28">
            <text:p>28.11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1-29">
            <text:p>29.11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1-30">
            <text:p>30.11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01">
            <text:p>01.12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02">
            <text:p>02.12.14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/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03">
            <text:p>03.12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04">
            <text:p>04.12.14</text:p>
          </table:table-cell>
          <table:table-cell office:value-type="string">
            <text:p>Fr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05">
            <text:p>05.12.14</text:p>
          </table:table-cell>
          <table:table-cell office:value-type="string">
            <text:p>Sa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 table:number-columns-repeated="3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06">
            <text:p>06.12.14</text:p>
          </table:table-cell>
          <table:table-cell office:value-type="string">
            <text:p>So</text:p>
          </table:table-cell>
          <table:table-cell office:value-type="string">
            <text:p>Holiday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6"/>
          <table:table-cell/>
          <table:table-cell office:value-type="string">
            <text:p>Sun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office:value-type="date" office:date-value="2014-12-07">
            <text:p>07.12.14</text:p>
          </table:table-cell>
          <table:table-cell office:value-type="string">
            <text:p>M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08">
            <text:p>08.12.14</text:p>
          </table:table-cell>
          <table:table-cell office:value-type="string">
            <text:p>D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09">
            <text:p>09.12.14</text:p>
          </table:table-cell>
          <table:table-cell office:value-type="string">
            <text:p>Mi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10">
            <text:p>10.12.14</text:p>
          </table:table-cell>
          <table:table-cell office:value-type="string">
            <text:p>D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11">
            <text:p>11.12.14</text:p>
          </table:table-cell>
          <table:table-cell office:value-type="string">
            <text:p>Fr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12">
            <text:p>12.12.14</text:p>
          </table:table-cell>
          <table:table-cell office:value-type="string">
            <text:p>Sa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13">
            <text:p>13.12.14</text:p>
          </table:table-cell>
          <table:table-cell office:value-type="string">
            <text:p>So</text:p>
          </table:table-cell>
          <table:table-cell office:value-type="string">
            <text:p>BeforeTests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office:value-type="string">
            <text:p>Sun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office:value-type="date" office:date-value="2014-12-14">
            <text:p>14.12.14</text:p>
          </table:table-cell>
          <table:table-cell office:value-type="string">
            <text:p>M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15">
            <text:p>15.12.14</text:p>
          </table:table-cell>
          <table:table-cell office:value-type="string">
            <text:p>D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16">
            <text:p>16.12.14</text:p>
          </table:table-cell>
          <table:table-cell office:value-type="string">
            <text:p>Mi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17">
            <text:p>17.12.14</text:p>
          </table:table-cell>
          <table:table-cell office:value-type="string">
            <text:p>Do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18">
            <text:p>18.12.14</text:p>
          </table:table-cell>
          <table:table-cell office:value-type="string">
            <text:p>Fr</text:p>
          </table:table-cell>
          <table:table-cell office:value-type="string">
            <text:p>Tes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19">
            <text:p>19.12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20">
            <text:p>20.12.14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4-12-21">
            <text:p>21.12.14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22">
            <text:p>22.12.14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23">
            <text:p>23.12.14</text:p>
          </table:table-cell>
          <table:table-cell office:value-type="string">
            <text:p>M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6"/>
          <table:table-cell office:value-type="string">
            <text:p>Hanged Man</text:p>
          </table:table-cell>
          <table:table-cell table:style-name="ce1"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24">
            <text:p>24.12.14</text:p>
          </table:table-cell>
          <table:table-cell office:value-type="string">
            <text:p>Do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4-12-25">
            <text:p>25.12.14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26">
            <text:p>26.12.14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4-12-27">
            <text:p>27.12.14</text:p>
          </table:table-cell>
          <table:table-cell office:value-type="string">
            <text:p>So</text:p>
          </table:table-cell>
          <table:table-cell office:value-type="string">
            <text:p>Holiday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office:value-type="string">
            <text:p>Sun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office:value-type="date" office:date-value="2014-12-28">
            <text:p>28.12.14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29">
            <text:p>29.12.14</text:p>
          </table:table-cell>
          <table:table-cell office:value-type="string">
            <text:p>D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30">
            <text:p>30.12.14</text:p>
          </table:table-cell>
          <table:table-cell office:value-type="string">
            <text:p>M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4-12-31">
            <text:p>31.12.14</text:p>
          </table:table-cell>
          <table:table-cell office:value-type="string">
            <text:p>D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1">
            <text:p>01.01.15</text:p>
          </table:table-cell>
          <table:table-cell office:value-type="string">
            <text:p>Fr</text:p>
          </table:table-cell>
          <table:table-cell office:value-type="string">
            <text:p>Event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 office:value-type="date" office:date-value="2015-01-02">
            <text:p>02.01.15</text:p>
          </table:table-cell>
          <table:table-cell office:value-type="string">
            <text:p>Sa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3">
            <text:p>03.01.15</text:p>
          </table:table-cell>
          <table:table-cell office:value-type="string">
            <text:p>So</text:p>
          </table:table-cell>
          <table:table-cell office:value-type="string">
            <text:p>Holiday</text:p>
          </table:table-cell>
          <table:table-cell table:style-name="ce1" table:number-columns-repeated="4"/>
          <table:table-cell/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/>
          <table:table-cell office:value-type="string">
            <text:p>Sun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office:value-type="date" office:date-value="2015-01-04">
            <text:p>04.01.15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5">
            <text:p>05.01.15</text:p>
          </table:table-cell>
          <table:table-cell office:value-type="string">
            <text:p>D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6">
            <text:p>06.01.15</text:p>
          </table:table-cell>
          <table:table-cell office:value-type="string">
            <text:p>Mi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7">
            <text:p>07.01.15</text:p>
          </table:table-cell>
          <table:table-cell office:value-type="string">
            <text:p>D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3"/>
          <table:table-cell office:value-type="string">
            <text:p>Hermit</text:p>
          </table:table-cell>
          <table:table-cell table:style-name="ce1" table:number-columns-repeated="4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08">
            <text:p>08.01.15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09">
            <text:p>09.01.15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10">
            <text:p>10.01.15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1007"/>
        </table:table-row>
        <table:table-row table:style-name="ro1">
          <table:table-cell table:style-name="ce1" office:value-type="date" office:date-value="2015-01-11">
            <text:p>11.01.15</text:p>
          </table:table-cell>
          <table:table-cell office:value-type="string">
            <text:p>Mo</text:p>
          </table:table-cell>
          <table:table-cell office:value-type="string">
            <text:p>Holiday</text:p>
          </table:table-cell>
          <table:table-cell table:style-name="ce1" table:number-columns-repeated="4"/>
          <table:table-cell office:value-type="string">
            <text:p>Hierophant</text:p>
          </table:table-cell>
          <table:table-cell table:style-name="ce1" table:number-columns-repeated="8"/>
          <table:table-cell office:value-type="string">
            <text:p>Star</text:p>
          </table:table-cell>
          <table:table-cell table:style-name="ce1"/>
          <table:table-cell office:value-type="string">
            <text:p>Moon</text:p>
          </table:table-cell>
          <table:table-cell table:style-name="ce1" table:number-columns-repeated="4"/>
          <table:table-cell table:number-columns-repeated="1001"/>
        </table:table-row>
        <table:table-row table:style-name="ro1">
          <table:table-cell table:style-name="ce1" office:value-type="date" office:date-value="2015-01-12">
            <text:p>12.01.15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1-13">
            <text:p>13.01.15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14">
            <text:p>14.01.15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1-15">
            <text:p>15.01.15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16">
            <text:p>16.01.15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17">
            <text:p>17.01.15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5-01-18">
            <text:p>18.01.15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19">
            <text:p>19.01.15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1-20">
            <text:p>20.01.15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1">
            <text:p>21.01.15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1-22">
            <text:p>22.01.15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3">
            <text:p>23.01.15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/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4">
            <text:p>24.01.15</text:p>
          </table:table-cell>
          <table:table-cell office:value-type="string">
            <text:p>So</text:p>
          </table:table-cell>
          <table:table-cell table:number-columns-repeated="9"/>
          <table:table-cell office:value-type="string">
            <text:p>Hermit</text:p>
          </table:table-cell>
          <table:table-cell table:number-columns-repeated="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5-01-25">
            <text:p>25.01.15</text:p>
          </table:table-cell>
          <table:table-cell office:value-type="string">
            <text:p>Mo</text:p>
          </table:table-cell>
          <table:table-cell table:number-columns-repeated="2"/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6">
            <text:p>26.01.15</text:p>
          </table:table-cell>
          <table:table-cell office:value-type="string">
            <text:p>Di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7">
            <text:p>27.01.15</text:p>
          </table:table-cell>
          <table:table-cell office:value-type="string">
            <text:p>Mi</text:p>
          </table:table-cell>
          <table:table-cell table:number-columns-repeated="4"/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table:number-columns-repeated="3"/>
          <table:table-cell office:value-type="string">
            <text:p>Fortune</text:p>
          </table:table-cell>
          <table:table-cell office:value-type="string">
            <text:p>Strength</text:p>
          </table:table-cell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8">
            <text:p>28.01.15</text:p>
          </table:table-cell>
          <table:table-cell office:value-type="string">
            <text:p>Do</text:p>
          </table:table-cell>
          <table:table-cell/>
          <table:table-cell office:value-type="string">
            <text:p>Magician</text:p>
          </table:table-cell>
          <table:table-cell/>
          <table:table-cell office:value-type="string">
            <text:p>Empress</text:p>
          </table:table-cell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 office:value-type="string">
            <text:p>Chariot</text:p>
          </table:table-cell>
          <table:table-cell office:value-type="string">
            <text:p>Justice</text:p>
          </table:table-cell>
          <table:table-cell/>
          <table:table-cell office:value-type="string">
            <text:p>Fortune</text:p>
          </table:table-cell>
          <table:table-cell/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29">
            <text:p>29.01.15</text:p>
          </table:table-cell>
          <table:table-cell office:value-type="string">
            <text:p>Fr</text:p>
          </table:table-cell>
          <table:table-cell/>
          <table:table-cell office:value-type="string">
            <text:p>Magician</text:p>
          </table:table-cell>
          <table:table-cell table:style-name="ce3" office:value-type="string">
            <text:p>Priestess</text:p>
          </table:table-cell>
          <table:table-cell/>
          <table:table-cell office:value-type="string">
            <text:p>Emperor</text:p>
          </table:table-cell>
          <table:table-cell office:value-type="string">
            <text:p>Hierophant</text:p>
          </table:table-cell>
          <table:table-cell/>
          <table:table-cell office:value-type="string">
            <text:p>Chariot</text:p>
          </table:table-cell>
          <table:table-cell table:number-columns-repeated="4"/>
          <table:table-cell office:value-type="string">
            <text:p>Hanged Man</text:p>
          </table:table-cell>
          <table:table-cell office:value-type="string">
            <text:p>Temperance</text:p>
          </table:table-cell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30">
            <text:p>30.01.15</text:p>
          </table:table-cell>
          <table:table-cell office:value-type="string">
            <text:p>Sa</text:p>
          </table:table-cell>
          <table:table-cell table:number-columns-repeated="2"/>
          <table:table-cell table:style-name="ce3" office:value-type="string">
            <text:p>Priestess</text:p>
          </table:table-cell>
          <table:table-cell office:value-type="string">
            <text:p>Empress</text:p>
          </table:table-cell>
          <table:table-cell office:value-type="string">
            <text:p>Emperor</text:p>
          </table:table-cell>
          <table:table-cell office:value-type="string">
            <text:p>Hierophant</text:p>
          </table:table-cell>
          <table:table-cell office:value-type="string">
            <text:p>Lovers</text:p>
          </table:table-cell>
          <table:table-cell/>
          <table:table-cell office:value-type="string">
            <text:p>Justice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Hanged Man</text:p>
          </table:table-cell>
          <table:table-cell/>
          <table:table-cell office:value-type="string">
            <text:p>Star</text:p>
          </table:table-cell>
          <table:table-cell office:value-type="string">
            <text:p>Star after Nine</text:p>
          </table:table-cell>
          <table:table-cell office:value-type="string">
            <text:p>Moon</text:p>
          </table:table-cell>
          <table:table-cell/>
          <table:table-cell office:value-type="string">
            <text:p>Aeon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5-01-31">
            <text:p>31.01.15</text:p>
          </table:table-cell>
          <table:table-cell office:value-type="string">
            <text:p>So</text:p>
          </table:table-cell>
          <table:table-cell table:number-columns-repeated="14"/>
          <table:table-cell office:value-type="string">
            <text:p>Star</text:p>
          </table:table-cell>
          <table:table-cell table:number-columns-repeated="2"/>
          <table:table-cell office:value-type="string">
            <text:p>Sun</text:p>
          </table:table-cell>
          <table:table-cell office:value-type="string">
            <text:p>Aeon</text:p>
          </table:table-cell>
          <table:table-cell table:number-columns-repeated="1003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.03.2019</text:date>, <text:time>17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40S</meta:editing-duration>
    <meta:editing-cycles>17</meta:editing-cycles>
    <meta:generator>OpenOffice/4.1.5$Win32 OpenOffice.org_project/415m1$Build-9789</meta:generator>
    <dc:date>2019-03-10T17:31:01.05</dc:date>
    <dc:creator>Andreas Zeh</dc:creator>
    <meta:document-statistic meta:table-count="1" meta:cell-count="2106" meta:object-count="0"/>
    <meta:user-defined meta:name="Info 1"/>
    <meta:user-defined meta:name="Info 2"/>
    <meta:user-defined meta:name="Info 3"/>
    <meta:user-defined meta:name="Info 4"/>
  </office:meta>
</office:document-meta>
</file>